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99198B8B.jpg"/>
  <manifest:file-entry manifest:media-type="image/png" manifest:full-path="Pictures/100000000000007700000026E7CED2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Garamond2" svg:font-family="Garamond" style:font-family-generic="roman" style:font-pitch="variable"/>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7.408cm" table:align="left"/>
    </style:style>
    <style:style style:name="Tableau1.A" style:family="table-column">
      <style:table-column-properties style:column-width="3.14cm"/>
    </style:style>
    <style:style style:name="Tableau1.B" style:family="table-column">
      <style:table-column-properties style:column-width="4.269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Contents_20_Heading">
      <style:paragraph-properties fo:break-before="page"/>
    </style:style>
    <style:style style:name="P3" style:family="paragraph" style:parent-style-name="Table_20_Contents">
      <style:text-properties style:font-name="Garamond" fo:font-size="14pt"/>
    </style:style>
    <style:style style:name="P4" style:family="paragraph" style:parent-style-name="Heading_20_2">
      <style:text-properties fo:font-style="normal" style:text-underline-style="none" fo:font-weight="normal" style:font-style-asian="normal" style:font-weight-asian="normal" style:font-style-complex="normal" style:font-weight-complex="normal"/>
    </style:style>
    <style:style style:name="P5" style:family="paragraph" style:parent-style-name="Heading_20_2">
      <style:text-properties style:font-name="Garamond" fo:font-style="normal" style:font-name-asian="Lucida Sans Unicode" style:font-style-asian="normal" style:font-name-complex="Tahoma" style:font-style-complex="normal"/>
    </style:style>
    <style:style style:name="P6" style:family="paragraph" style:parent-style-name="Corps_20_de_20_ss-txt">
      <style:text-properties fo:font-style="normal" style:text-underline-style="none" fo:font-weight="normal" style:font-style-asian="normal" style:font-weight-asian="normal" style:font-style-complex="normal" style:font-weight-complex="normal"/>
    </style:style>
    <style:style style:name="P7" style:family="paragraph" style:parent-style-name="Corps_20_de_20_ss-txt">
      <style:text-properties style:font-name="Garamond" fo:font-style="normal" style:font-name-asian="Lucida Sans Unicode" style:font-style-asian="normal" style:font-name-complex="Tahoma" style:font-style-complex="normal"/>
    </style:style>
    <style:style style:name="P8" style:family="paragraph" style:parent-style-name="Corps_20_de_20_ss-txt">
      <style:text-properties style:font-name="Garamond2" fo:font-size="14pt" fo:font-style="normal" style:font-name-asian="Lucida Sans Unicode" style:font-size-asian="14pt" style:font-style-asian="normal" style:font-name-complex="Tahoma" style:font-size-complex="14pt" style:font-style-complex="normal"/>
    </style:style>
    <style:style style:name="P9" style:family="paragraph" style:parent-style-name="Corps_20_de_20_ss-txt_20_2">
      <style:text-properties fo:font-style="normal" style:font-style-asian="normal" style:font-style-complex="normal"/>
    </style:style>
    <style:style style:name="P10" style:family="paragraph" style:parent-style-name="Corps_20_de_20_ss-txt_20_2">
      <style:text-properties style:font-name="Garamond" fo:font-style="normal" style:font-name-asian="Lucida Sans Unicode" style:font-style-asian="normal" style:font-name-complex="Tahoma" style:font-style-complex="norm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rps_20_de_20_ss-txt">
      <style:text-properties fo:color="#000000" style:font-name="Garamond2" fo:font-size="14pt" fo:font-style="normal" style:font-name-asian="Courier New" style:font-size-asian="14pt" style:font-style-asian="normal" style:font-name-complex="Courier New" style:font-size-complex="14pt" style:font-style-complex="normal"/>
    </style:style>
    <style:style style:name="P15"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Garamond" fo:font-style="normal" style:font-name-asian="Garamond" style:font-style-asian="normal" style:font-name-complex="Garamond" style:font-style-complex="normal"/>
    </style:style>
    <style:style style:name="T4" style:family="text">
      <style:text-properties style:font-name="Garamond" fo:font-style="normal" style:font-name-asian="Lucida Sans Unicode" style:font-style-asian="normal" style:font-name-complex="Tahoma" style:font-style-complex="normal"/>
    </style:style>
    <style:style style:name="T5" style:family="text">
      <style:text-properties fo:color="#000000" style:font-name="Courier New" fo:font-size="12pt" style:font-name-asian="Courier New" style:font-size-asian="12pt" style:font-name-complex="Courier New" style:font-size-complex="12pt"/>
    </style:style>
    <style:style style:name="T6" style:family="text">
      <style:text-properties fo:color="#000000" style:font-name-asian="Courier New" style:font-name-complex="Courier New"/>
    </style:style>
    <style:style style:name="T7" style:family="text">
      <style:text-properties fo:color="#000000" fo:font-style="italic" style:font-name-asian="Courier New" style:font-style-asian="italic" style:font-name-complex="Courier New"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Recherche d'informations multimedia</text:p>
      <text:p text:style-name="Heading"><draw:line text:anchor-type="paragraph" draw:z-index="0" draw:style-name="gr1" draw:text-style-name="P15" svg:x1="3.771cm" svg:y1="0.162cm" svg:x2="13.261cm" svg:y2="0.162cm"><text:p/></draw:line>Laboratoire no 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3">Matière</text:p>
          </table:table-cell>
          <table:table-cell table:style-name="Tableau1.B1" office:value-type="string">
            <text:p text:style-name="P3">RIM</text:p>
          </table:table-cell>
        </table:table-row>
        <table:table-row>
          <table:table-cell table:style-name="Tableau1.A2" office:value-type="string">
            <text:p text:style-name="P3">Professeur</text:p>
          </table:table-cell>
          <table:table-cell table:style-name="Tableau1.B2" office:value-type="string">
            <text:p text:style-name="P3">Nastaran Fatemi</text:p>
          </table:table-cell>
        </table:table-row>
        <table:table-row>
          <table:table-cell table:style-name="Tableau1.A2" office:value-type="string">
            <text:p text:style-name="P3">Assistant</text:p>
          </table:table-cell>
          <table:table-cell table:style-name="Tableau1.B2" office:value-type="string">
            <text:p text:style-name="P3">Florian Poulin</text:p>
          </table:table-cell>
        </table:table-row>
        <table:table-row>
          <table:table-cell table:style-name="Tableau1.A2" office:value-type="string">
            <text:p text:style-name="P3">Auteurs</text:p>
          </table:table-cell>
          <table:table-cell table:style-name="Tableau1.B2" office:value-type="string">
            <text:p text:style-name="P3">Simon Hintermann</text:p>
            <text:p text:style-name="P3">Romain de Wolff</text:p>
          </table:table-cell>
        </table:table-row>
        <table:table-row>
          <table:table-cell table:style-name="Tableau1.A2" office:value-type="string">
            <text:p text:style-name="P3">Classe</text:p>
          </table:table-cell>
          <table:table-cell table:style-name="Tableau1.B2" office:value-type="string">
            <text:p text:style-name="P3">IL</text:p>
          </table:table-cell>
        </table:table-row>
      </table:table>
      <text:p text:style-name="Text_20_body"/>
      <text:p text:style-name="Text_20_body"/>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Table des matières</text:p>
          </text:index-title>
          <text:p text:style-name="P11">1 Objectifs<text:tab/>3</text:p>
          <text:p text:style-name="P11">2 Démarches adoptées<text:tab/>3</text:p>
          <text:p text:style-name="P12">Formatage des données<text:tab/>3</text:p>
          <text:p text:style-name="P12">Indexation<text:tab/>3</text:p>
          <text:p text:style-name="P13">Construction de l'index<text:tab/>4</text:p>
          <text:p text:style-name="P13">Construction de l'index inverse<text:tab/>4</text:p>
          <text:p text:style-name="P13">Analyse de la complexité des opération d'indexage<text:tab/>5</text:p>
          <text:p text:style-name="P12">Recherche de l'information<text:tab/>6</text:p>
          <text:p text:style-name="P12">Résultats obtenus<text:tab/>6</text:p>
          <text:p text:style-name="P11">3 Conclusion<text:tab/>7</text:p>
        </text:index-body>
      </text:table-of-content>
      <text:p text:style-name="Text_20_body"/>
      <text:p text:style-name="P1"/>
      <text:list text:style-name="Outline">
        <text:list-item>
          <text:h text:style-name="Heading_20_1" text:outline-level="1">Objectifs</text:h>
        </text:list-item>
      </text:list>
      <text:p text:style-name="Text_20_body">Le but de ce laboratoire est de se familiariser avec les notions d'index et d'index inversé. Nous devons reprendre un squelette de code existant, avec une fonction pour parser un document, et implémenter une solution pour indexer les termes apparaissant dans chaque document.</text:p>
      <text:list text:style-name="Outline" text:continue-numbering="true">
        <text:list-item>
          <text:h text:style-name="Heading_20_1" text:outline-level="1">Démarches adoptées</text:h>
          <text:list>
            <text:list-item>
              <text:h text:style-name="P4" text:outline-level="2">Formatage des données</text:h>
            </text:list-item>
          </text:list>
        </text:list-item>
      </text:list>
      <text:p text:style-name="P6">Dans la classe CACMIndexer, la première chose que l'on peut faire, c'est charger le document des « stop words » dans une table de hachage, afin que leur recherche ultérieure se fasse le plus rapidement possible, car il va falloir tester pour chaque mot que l'on rencontre si c'est un stop word ou non. </text:p>
      <text:p text:style-name="P6">Ce chargement se fait lors du référencement de la classe CACMIndexer, dans un bloc statique qui ne sera exécuté qu'une seule fois par exécution du programme.</text:p>
      <text:p text:style-name="P6">Ensuite, dans la méthode index, de la même classe, le String passé en paramètre est tout d'abord minusculisé, puis on lui enlève toute la ponctuation possible, pour enfin séparer le String en un tableau de mots avec la classe StringTokenizer. Il est à noter que nous avons décidé de considérer le « 's » à la fin d'un mot comme de la ponctuation.</text:p>
      <text:p text:style-name="P6">Nous aurions pu décider de ne garder que les caractères alphanumériques pour supprimer la ponctuation, mais nous avons préféré enlever manuellement tous les caractères qui nous semblaient justifiés d'enlever. Il faudrait sûrement attacher une plus grande importance à cette suppression, afin de garder des formules mathématiques, par exemple.</text:p>
      <text:p text:style-name="P6">Lorsque l'on passe en revue les termes pour les indexer, on teste d'abord si ils existent en tant que clé dans la table de hachage des stop words, et si c'est le cas, on ne les prend pas en compte. Les termes sont stockés dans une table qui contient aussi leur fréquence dans le document courant.</text:p>
      <text:list text:style-name="Outline" text:continue-numbering="true">
        <text:list-item>
          <text:list text:continue-numbering="true">
            <text:list-item>
              <text:h text:style-name="P4" text:outline-level="2">Indexation</text:h>
            </text:list-item>
          </text:list>
        </text:list-item>
      </text:list>
      <text:p text:style-name="P6">L'indexation sera faite pendant l'exécution à l'aide de deux tables triées qui représenteront l'index et l'index inversé. Chaque appel à la méthode <text:span text:style-name="T2">index </text:span>mettra à jour ces deux tables. Il faudra alors appeler la méthode <text:span text:style-name="T2">save(),</text:span> ajoutée par souci de performance, afin de stocker les deux index dans des fichiers, ainsi que les deux tables sous forme d'objets sérialisés.</text:p>
      <text:p text:style-name="P6"><text:soft-page-break/>Si l'on décidait de ne pas utiliser de tables statiques et de reconstruire les deux fichiers à chaque appel de <text:span text:style-name="T2">index</text:span>, le temps d'exécution deviendrait vite énorme, suivant le nombre de documents à traiter. Cette solution nous a donc paru être la meilleure afin de garder une complexité en n.</text:p>
      <text:list text:style-name="Outline" text:continue-numbering="true">
        <text:list-item>
          <text:list text:continue-numbering="true">
            <text:list-item>
              <text:list text:continue-numbering="true">
                <text:list-item>
                  <text:h text:style-name="Heading_20_3" text:outline-level="3">Construction de l'index</text:h>
                </text:list-item>
              </text:list>
            </text:list-item>
          </text:list>
        </text:list-item>
      </text:list>
      <text:p text:style-name="Corps_20_de_20_ss-txt_20_2">La table des termes créée lors du formatage des données va nous permettre de créer facilement une ligne d'index, car elle contient déjà tous les termes avec leur fréquence respective.</text:p>
      <text:p text:style-name="Corps_20_de_20_ss-txt_20_2">Il suffit donc de parcourir les clés de la table, qui sont les termes, et de leur associer leur fréquence dans une matrice de dimension nbTermes x 2. Cette matrice est ensuite mémorisée dans la table triée statique représentant l'index. Les clés de cette table triée seront les Ids des documents, comme il est demandé dans la donnée que l'index soit trié suivant ce critère.</text:p>
      <text:p text:style-name="Corps_20_de_20_ss-txt_20_2">Lors de l'exécution de la méthode <text:span text:style-name="T2">save()</text:span><text:span text:style-name="T1">, on crée simplement un fichier « index.txt », et on construit les lignes de ce dernier en lisant les couples clé-valeur de la table d'index. </text:span></text:p>
      <text:p text:style-name="Corps_20_de_20_ss-txt_20_2"><text:span text:style-name="T1">Le traitement dynamique des espaces de mémoire dans Java nous permet d'utiliser des tableaux à taille variable dans la table d'index. Nous aurions aussi pu utiliser des </text:span><text:span text:style-name="T2">LinkedList</text:span><text:span text:style-name="T1">, qui nous auraient simplifié la vie pour la construction de l'index inversé, mais cette solution est certainement plus coûteuse en mémoire, et nous avons préféré rester le plus simple possible au niveau des types utilisés, au vu de l'utilisation de deux tables chargées de stocker les deux indexs au complet lors de l'exécution. On peut d'ailleurs déjà se demander comment il aurait fallu procéder si les documents avaient été tellement nombreux que l'on aurait pas pu les garder en mémoire vive... certainement avec une base de données.</text:span></text:p>
      <text:list text:style-name="Outline" text:continue-numbering="true">
        <text:list-item>
          <text:list text:continue-numbering="true">
            <text:list-item>
              <text:list text:continue-numbering="true">
                <text:list-item>
                  <text:h text:style-name="Heading_20_3" text:outline-level="3">Construction de l'index inverse</text:h>
                </text:list-item>
              </text:list>
            </text:list-item>
          </text:list>
        </text:list-item>
      </text:list>
      <text:p text:style-name="Corps_20_de_20_ss-txt_20_2">Ce traitement est un petit peu plus complexe que le précédent, car il ne s'agit pas de classer les documents, mais les termes, ce qui implique non plus un déroulement séquentiel des traitements, mais entrelacé. Il faudra parfois revenir sur un clé déjà existante et changer la matrice enregistrée comme valeur.</text:p>
      <text:p text:style-name="Corps_20_de_20_ss-txt_20_2">Comme pour l'index, nous parcourons les clés de la table de formatage des données (toujours les termes), et il faut distinguer deux cas de traitement: soit le terme n'existe pas encore, soit il existe déjà.</text:p>
      <text:p text:style-name="Corps_20_de_20_ss-txt_20_2">Si le terme n'est pas encore indexé, il suffit de créer une matrice 1 x 2 et de placer l'Id du doument et la fréquence du terme dans la valeur associée au terme en question dans la table de l'index inverse.</text:p>
      <text:p text:style-name="Corps_20_de_20_ss-txt_20_2"><text:soft-page-break/>Si le terme existe déjà, il va falloir récupérer la matrice déjà existente et la placer dans une matrice de dimension n+1 x 2, de rajouter l'Id du document courant et la fréquence du terme, puis de remplacer l'ancienne matrice par la nouvelle. On aurait pu aussi trier l'ordre des documents stockés dans cette matrice, mais ce n'était pas demandé.</text:p>
      <text:p text:style-name="Corps_20_de_20_ss-txt_20_2">Dans la table triée de l'index inverse, les termes sont les clés, comme il est demandé, cet index sera donc trié par les termes.</text:p>
      <text:p text:style-name="Corps_20_de_20_ss-txt_20_2">Lors de l'exécution de la méthode <text:span text:style-name="T2">save()</text:span>, on crée le fichier « index_inverse.txt », dans lequel on va écrire les lignes correspondant aux couples clé-valeur de la table statique de l'index inversé.</text:p>
      <text:list text:style-name="Outline" text:continue-numbering="true">
        <text:list-item>
          <text:list text:continue-numbering="true">
            <text:list-item>
              <text:list text:continue-numbering="true">
                <text:list-item>
                  <text:h text:style-name="Heading_20_3" text:outline-level="3">Analyse de la complexité des opération d'indexage</text:h>
                </text:list-item>
              </text:list>
            </text:list-item>
          </text:list>
        </text:list-item>
      </text:list>
      <text:p text:style-name="Corps_20_de_20_ss-txt_20_2">La première opération est le formatage des données. Ce formatage consiste à stocker les stop words et enlever la ponctuation. En premier, la classe <text:span text:style-name="T2">CACMIndexer </text:span><text:span text:style-name="T1">va stocker les stop words dans une table, cequi correspond à nSW, ensuite, lors de l'appel d'</text:span><text:span text:style-name="T2">index</text:span><text:span text:style-name="T1">, la ponctuation est enlevée et les termes sont minusculisés, ce traitement est effectué sur l'ensemble du String passé en paramètre, ce qui correspond à 9*nTot, bien que nous ne sachions pas comment les opérations </text:span><text:span text:style-name="T2">replace </text:span><text:span text:style-name="T1">et </text:span><text:span text:style-name="T2">toLowerCase </text:span><text:span text:style-name="T1">sont réalisées par Java, s'il utilise des quelquonques formes d'optimisation. Nous dirons simplement que nous voulons savoir si la complexité est linéaire ou quadratique, voire pire.</text:span></text:p>
      <text:p text:style-name="P9">Pour le moment, tout se passe bien, notre traitement est linéaire, pas de boucles impriquées ou quoi que ce soit qui impliquerait une explosion du temps de traitement.</text:p>
      <text:p text:style-name="P9">Ensuite, le String est tokenisé et tous les tokens sont parcourus pour les garder ou non, suivant qu'ils font partie des stop words, ainsi que pour stocker leur fréquence. Cette opération est en nTot, elle s'applique à tous les tokens des documents.</text:p>
      <text:p text:style-name="Corps_20_de_20_ss-txt_20_2"><text:span text:style-name="T1">On considère que tous les accès aux HashMaps telles que </text:span><text:span text:style-name="T2">elements </text:span><text:span text:style-name="T1">et </text:span><text:span text:style-name="T2">commonwords</text:span><text:span text:style-name="T1"> ont une complexité de O(1), donc assimilés à des instructions simples. Ils ne sont donc pas signalés dans cette analyse.</text:span></text:p>
      <text:p text:style-name="P9">La construction de l'index se fait en deux phases, si l'on considère aussi la création du fichier d'index. Les lignes de la table des termes sont parcourues pour être stockées dans une matrice, valeur qui sera insérée avec l'Id du document comme clé dans la table d'index. Puis, cette table d'index sera parcourue clé par clé (document par document) pour écrire les lignes du fichier. Ici encore, la complexité reste linéaire, pas de boucle imbriquées non plus.</text:p>
      <text:p text:style-name="Corps_20_de_20_ss-txt_20_2"><text:span text:style-name="T1">La construction de l'index inversé, quant à elle, comprend une boucle imbriquée </text:span><text:soft-page-break/><text:span text:style-name="T1">qui ne sera exécutée que lors de l'existence d'un terme apparaissant dans plusieurs documents. Dans ce cas, il faudra reprendre l'ancienne matrice et en construire une nouvelle en parcourant l'ancienne pour copier ses valeurs et ajouter les nouvelles valeurs à la fin. Ce cas est difficilement pondérable, car on ne connaît pas sa proportion, de plus, son application ne sera guère coûteuse, car elle reste locale à la construcion de la valeur de la table de l'index inverse. Nous devrions alors traiter cette complexité dans le pire des cas, ce qui donnerait </text:span><text:span text:style-name="T3">∑</text:span><text:span text:style-name="T4">xi, pour i de 1 à nTok, mais ce cas n'arriverait que si on avait un seul terme qui serait indexé dans tous les documents, ce qui serait tout à fait vide de sens. L'écriture du fichier d'index inversé est aussi linéaire, comme celle de l'index.</text:span></text:p>
      <text:p text:style-name="P10">Notre complexité de traitement sera donc dépendante du nombre du nombre de termes existant dans plusieurs documents à la fois, mais cette complexité ne pourra pas atteindre O(n²). Nous sommes plutôt dans le presque-linéaire.</text:p>
      <text:list text:style-name="Outline" text:continue-numbering="true">
        <text:list-item>
          <text:list text:continue-numbering="true">
            <text:list-item>
              <text:h text:style-name="P5" text:outline-level="2">Recherche de l'information</text:h>
            </text:list-item>
          </text:list>
        </text:list-item>
      </text:list>
      <text:p text:style-name="P7">La recherche de termes ou de documents est très simple. Un traitement statique va permettre de récuprérer les deux TreeMaps construits et enregistrés par l'indexage. Si le dossier « index_object.txt », qui contient ces deux tables n'existe pas, l'indexage va être effectué dans ce bloc statique. Nous avons introduit ce test pour ne pas devoir réindexer à chaque exécution du programme. Ainsi, la seule opération à faire quand on lance le programme et que l'indexage a déjà été fait, est de récupérer les deux tables d'indexs pour répondre aux requêtes.</text:p>
      <text:p text:style-name="P7">Pour la recherche d'un document, un TreeMap de rertour est créé, puis on récupère la valéur associée à l'Id du document passé en paramètre, qui est une matrice contenant les termes avec leurs fréquences. Il ne reste plus qu'à les insérer dans le TreeMap de retour.</text:p>
      <text:p text:style-name="P7">Pour la recherche d'un terme, c'est le même principe, on récupère la matrice composée d'Ids et de fréquences correspondante au terme voulu dans la table de l'index inversé, et on retourne le TreeMap contenant les valeurs de cette matrice.</text:p>
      <text:list text:style-name="Outline" text:continue-numbering="true">
        <text:list-item>
          <text:list text:continue-numbering="true">
            <text:list-item>
              <text:h text:style-name="P5" text:outline-level="2">Résultats obtenus</text:h>
            </text:list-item>
          </text:list>
        </text:list-item>
      </text:list>
      <text:p text:style-name="P7">Le temps mis par le programme pour l'indexage est tout à fait raisonnable, en quelques secondes, tout le contenu est indexé. La récupération des objets est un peu plus rapide, mais demande aussi quelques secondes.</text:p>
      <text:p text:style-name="P7">Les éléments indexés sont corrects, les stop words ne font pas partie des termes, et la ponctuation est bel et bien inexistante.</text:p>
      <text:p text:style-name="P7">Si l'on recherche les termes contenus dans le document 1, on obtient bien:</text:p>
      <text:p text:style-name="P7"><text:span text:style-name="T5">algebraic,1<text:line-break/></text:span><text:soft-page-break/><text:span text:style-name="T5">language,1<text:line-break/>preliminary,1<text:line-break/>report-international,1</text:span></text:p>
      <text:p text:style-name="P14">Pour la recherche des termes, il est un peu moins aisé de prouver qu'elle fonctionne bien, mais on peut faire un simple ctr-f dans le document cacm.all afin de se convaincre des documents dans lesquels un terme apparaît. La recherche de « bei », par exemple, nous renvoie:</text:p>
      <text:p text:style-name="P8"><text:span text:style-name="T5">344,1<text:line-break/>510,1<text:line-break/></text:span><text:span text:style-name="T5">544,1</text:span></text:p>
      <text:p text:style-name="P14">En effectuant une recherche dans le document à la main, on constate que ces trois résultats sont corrects et exhaustifs.</text:p>
      <text:p text:style-name="P14">Pour ce qui est du nombre des occurrences de chaque terme, le premier document à contenir des termes apparaissant plusieurs fois est le document 20:</text:p>
      <text:p text:style-name="P8"><text:span text:style-name="T5">accelerates,1<text:line-break/>accelerating,1<text:line-break/>applied,1<text:line-break/>convergence,3<text:line-break/>converges,1<text:line-break/>discussed,1<text:line-break/>diverges,1<text:line-break/>equation,1<text:line-break/>illustrative,1<text:line-break/>induces,1<text:line-break/>iteration,2<text:line-break/>iterative,2<text:line-break/>procedure,1<text:line-break/>processes,1<text:line-break/>rate,1<text:line-break/>solution,1<text:line-break/></text:span><text:span text:style-name="T5">technique, 1</text:span></text:p>
      <text:p text:style-name="P8"><text:span text:style-name="T6">Si on se reporte au document, effectivement, le terme </text:span><text:span text:style-name="T7">convergence </text:span><text:span text:style-name="T6">est cité 3 fois, </text:span><text:span text:style-name="T7">iteration</text:span><text:span text:style-name="T6"> 2 fois et </text:span><text:span text:style-name="T7">iterative</text:span><text:span text:style-name="T6"> 2 fois également.</text:span></text:p>
      <text:list text:style-name="Outline" text:continue-numbering="true">
        <text:list-item>
          <text:h text:style-name="Heading_20_1" text:outline-level="1">Conclusion</text:h>
        </text:list-item>
      </text:list>
      <text:p text:style-name="Text_20_body">Ce laboratoire est très intéressant, il nous a appris combien l'indexage est important et comment le réaliser, de manière simpliste, certes, mais nous avons maintenant les bases.</text:p>
      <text:p text:style-name="Text_20_body">Le fait d'avoir utilisé Java pour l'implémentation est peut-être un choix moyen au niveau des performances, mais les classes à disposition sont tellement utiles et complètes, que ce choix s'impose presque depuis le départ. Cela a été un vrai plaisir de faire ce code dans ce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Garamond2" svg:font-family="Garamond" style:font-family-generic="roman" style:font-pitch="variable"/>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aramond" fo:font-size="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Text_20_body" style:next-style-name="Text_20_body" style:class="text">
      <style:paragraph-properties fo:margin-top="0.423cm" fo:margin-bottom="0.212cm" fo:text-align="center" style:justify-single-word="false" fo:keep-with-next="always"/>
      <style:text-properties style:font-name="Garamond" fo:font-size="32pt" fo:text-shadow="none"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text-align="center" style:justify-single-word="false" fo:background-color="#355e00" text:number-lines="false" text:line-number="0">
        <style:background-image/>
      </style:paragraph-properties>
      <style:text-properties fo:color="#ffffff" style:text-outline="false" style:font-name="Garamond1" fo:font-size="50%" fo:font-weight="bold" style:font-size-asian="115%" style:font-weight-asian="bold" style:font-size-complex="115%" style:font-weight-complex="bold" style:font-relief="embossed"/>
    </style:style>
    <style:style style:name="Heading_20_2" style:display-name="Heading 2" style:family="paragraph" style:parent-style-name="Heading" style:next-style-name="Corps_20_de_20_ss-txt" style:list-style-name="Outline" style:class="text" style:master-page-name="" style:default-outline-level="2">
      <style:paragraph-properties fo:margin-left="0.6cm" fo:margin-right="0cm" fo:margin-top="0.42cm" fo:margin-bottom="0.21cm" fo:text-align="start" style:justify-single-word="false" fo:text-indent="0cm" style:auto-text-indent="false" style:page-number="auto" fo:background-color="#5c8526">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Corps_20_de_20_ss-txt_20_2" style:list-style-name="Outline" style:class="text" style:master-page-name="" style:default-outline-level="3">
      <style:paragraph-properties fo:margin-left="1.199cm" fo:margin-right="0cm" fo:text-align="start" style:justify-single-word="false" fo:text-indent="0cm" style:auto-text-indent="false" style:page-number="auto" fo:background-color="#7da647">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Corps_20_de_20_ss-txt3" style:list-style-name="Outline" style:class="text" style:master-page-name="" style:default-outline-level="4">
      <style:paragraph-properties fo:margin-left="1.799cm" fo:margin-right="0cm" fo:text-indent="0cm" style:auto-text-indent="false" style:page-number="auto" fo:background-color="#94bd5e">
        <style:background-image/>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b3b3b3"/>
    </style:style>
    <style:style style:name="Footer" style:family="paragraph" style:parent-style-name="Standard" style:auto-update="true"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fo:color="#b3b3b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master-page-name="">
      <style:paragraph-properties fo:keep-together="always" style:page-number="auto">
        <style:tab-stops/>
        <style:drop-cap style:lines="2" style:style-name="Strong_20_Emphasis"/>
      </style:paragraph-properties>
      <style:text-properties style:font-name="Verdana" fo:font-size="11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rps_20_de_20_ss-txt" style:display-name="Corps de ss-txt" style:family="paragraph" style:parent-style-name="Text_20_body" style:class="text">
      <style:paragraph-properties fo:margin-left="0.6cm" fo:margin-right="0cm" fo:text-indent="0cm" style:auto-text-indent="false" fo:background-color="transparent">
        <style:background-image/>
      </style:paragraph-properties>
    </style:style>
    <style:style style:name="Corps_20_de_20_ss-txt_20_2" style:display-name="Corps de ss-txt 2" style:family="paragraph" style:parent-style-name="Text_20_body" style:class="text">
      <style:paragraph-properties fo:margin-left="1.199cm" fo:margin-right="0cm" fo:text-indent="0cm" style:auto-text-indent="false" fo:background-color="transparent">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color="#000000" fo:font-size="22pt" fo:font-weight="bold" style:font-size-asian="16pt" style:font-weight-asian="bold" style:font-size-complex="16pt" style:font-weight-complex="bold" style:font-relief="non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Corps_20_de_20_ss-txt3" style:display-name="Corps de ss-txt3" style:family="paragraph" style:parent-style-name="Corps_20_de_20_ss-txt">
      <style:paragraph-properties fo:margin-left="1.799cm" fo:margin-right="0cm" fo:text-indent="0cm" style:auto-text-indent="false"/>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style:background-transparency="100%">
        <style:background-image xlink:href="Pictures/10000000000004000000030099198B8B.jpg" xlink:type="simple" xlink:actuate="onLoad" style:position="center left" style:repeat="no-repeat" draw:opacity="100%"/>
      </style:graphic-properties>
    </style:style>
    <text:list-style style:name="Outline">
      <text:list-level-style-number text:level="1" style:num-suffix=" " style:num-format="1">
        <style:list-level-properties text:min-label-distance="0.381cm"/>
      </text:list-level-style-number>
      <text:list-level-style-number text:level="2" style:num-suffix=" "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1.499cm" fo:margin-left="0cm" fo:margin-right="0cm" fo:margin-top="0.499cm" style:shadow="none" fo:background-color="transparent" style:dynamic-spacing="false">
          <style:background-image xlink:href="Pictures/100000000000007700000026E7CED22A.png" xlink:type="simple" xlink:actuate="onLoad" style:position="bottom center" style:repeat="no-repeat"/>
        </style:header-footer-properties>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Recherche d'informations multimedia<text:tab/><text:tab/><text:date style:data-style-name="N37" text:date-value="2007-09-20T09:05:42.45" text:fixed="true">20/09/07</text:date></text:p>
      </style:header>
      <style:footer>
        <text:p text:style-name="Footer">Simon Hintermann &amp; Romain de Wolff<text:tab/><text:tab/><text:page-number text:select-page="current">7</text:page-number></text:p>
      </style:footer>
    </style:master-page>
    <style:master-page style:name="First_20_Page" style:display-name="First Page" style:page-layout-name="pm2" style:next-style-name="Standard">
      <style:header>
        <text:p text:style-name="Header">Présentation personnelle<text:tab/><text:tab/><text:date style:data-style-name="N37" text:date-value="2007-09-26T07:13:23.91" text:fixed="true">26.09.07</text:date></text:p>
      </style:header>
      <style:footer>
        <text:p text:style-name="Footer">Simon Hintermann<text:tab/><text:tab/><text:page-number text:select-page="current">7</text:page-number></text:p>
      </style:footer>
    </style:master-page>
    <style:master-page style:name="Footnote" style:page-layout-name="pm3"/>
    <style:master-page style:name="Left_20_Page" style:display-name="Left Page" style:page-layout-name="pm4"/>
    <style:master-page style:name="Right_20_Page" style:display-name="Right Pag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Simon Hintermann</meta:initial-creator>
    <meta:creation-date>2007-05-16T09:39:13</meta:creation-date>
    <dc:creator>Coco Bino</dc:creator>
    <dc:date>2007-10-31T12:16:36</dc:date>
    <meta:editing-cycles>47</meta:editing-cycles>
    <meta:editing-duration>PT13H20M17S</meta:editing-duration>
    <meta:user-defined meta:name="Info 1"/>
    <meta:user-defined meta:name="Info 2"/>
    <meta:user-defined meta:name="Info 3"/>
    <meta:user-defined meta:name="Info 4"/>
    <meta:document-statistic meta:table-count="1" meta:image-count="0" meta:object-count="0" meta:page-count="7" meta:paragraph-count="78" meta:word-count="1936" meta:character-count="11719"/>
  </office:meta>
</office:document-meta>
</file>